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6833in" style:rel-column-width="3864*"/>
    </style:style>
    <style:style style:name="Table1.B" style:family="table-column">
      <style:table-column-properties style:column-width="4.0097in" style:rel-column-width="577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7b691" officeooo:paragraph-rsid="0017b691"/>
    </style:style>
    <style:style style:name="P2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b691" officeooo:paragraph-rsid="0017b691" style:font-name-asian="Nimbus Mono L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 text:c="2"/>95. ( <text:s/>1) xT # negotiation</text:p>
            <text:p text:style-name="P3"><text:s text:c="3"/>98. ( <text:s/>1) 3T # concern</text:p>
            <text:p text:style-name="P3"><text:s text:c="2"/>103. ( <text:s/>1) xT # subsequent</text:p>
            <text:p text:style-name="P3"><text:s text:c="2"/>135. ( <text:s/>1) xx # exemplified</text:p>
            <text:p text:style-name="P3"><text:s text:c="2"/>183. ( <text:s/>1) xx # discarded</text:p>
            <text:p text:style-name="P3"><text:s text:c="2"/>185. ( <text:s/>1) xx # preserves</text:p>
            <text:p text:style-name="P3"><text:s text:c="2"/>255. ( <text:s/>1) xx # preliminaries</text:p>
            <text:p text:style-name="P3"><text:s text:c="2"/>263. ( <text:s/>1) 3T # convenient</text:p>
            <text:p text:style-name="P3"><text:s text:c="2"/>289. ( <text:s/>1) xx # inverse</text:p>
            <text:p text:style-name="P3"><text:s text:c="2"/>308. ( <text:s/>1) xx # flushes</text:p>
          </table:table-cell>
          <table:table-cell table:style-name="Table1.B1" office:value-type="string">
            <text:p text:style-name="P3">95. (1) xT # переговоры</text:p>
            <text:p text:style-name="P3">    98. (1) 3T # концерн</text:p>
            <text:p text:style-name="P3">   103. (1) xT # последующий</text:p>
            <text:p text:style-name="P3">   135. (1) хх №</text:p>
            <text:p text:style-name="P3">   183. (1) xx # отброшено</text:p>
            <text:p text:style-name="P3">   185. (1) хх # консервы</text:p>
            <text:p text:style-name="P3">   255. (1) xx # предварительные замечания</text:p>
            <text:p text:style-name="P3">   263. (1) 3T # удобно</text:p>
            <text:p text:style-name="P3">   289. (1) хх # обратный</text:p>
            <text:p text:style-name="P3">   308. (1) xx # мигает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P1">=== Word number is 1032</text:p>
      <text:p text:style-name="P1"/>
      <text:p text:style-name="P1">=== Unique word number is 315</text:p>
      <text:p text:style-name="P1"><text:s text:c="2"/></text:p>
      <text:p text:style-name="P1"/>
      <text:p text:style-name="P1">=== Unknown word number is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9:29:13.045570220</dc:date>
    <meta:editing-duration>PT31S</meta:editing-duration>
    <meta:editing-cycles>1</meta:editing-cycles>
    <meta:document-statistic meta:table-count="1" meta:image-count="0" meta:object-count="0" meta:page-count="1" meta:paragraph-count="24" meta:word-count="127" meta:character-count="611" meta:non-whitespace-character-count="446"/>
    <meta:generator>LibreOffice/5.1.6.2$Linux_X86_64 LibreOffice_project/10m0$Build-2</meta:generator>
  </office:meta>
</office:document-meta>
</file>